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see the attached programs for work.</text:p>
      <text:p text:style-name="Standard"/>
      <text:p text:style-name="Standard">5.5<text:tab/>a.<text:tab/>D(max) = 0.152</text:p>
      <text:p text:style-name="Standard"><text:tab/><text:tab/>Reject at 10% level, fail to reject at the 5% level.</text:p>
      <text:p text:style-name="Standard"><text:tab/>b.<text:tab/>Chi square value = 0.33</text:p>
      <text:p text:style-name="Standard"><text:tab/><text:tab/>Fail to reject test</text:p>
      <text:p text:style-name="Standard"><text:tab/>c.<text:tab/>Correlation = 0.971</text:p>
      <text:p text:style-name="Standard"><text:tab/><text:tab/>fail to reject test.</text:p>
      <text:p text:style-name="Standard"/>
      <text:p text:style-name="Standard">5.7<text:tab/>a.<text:tab/>See attached Excel sheet</text:p>
      <text:p text:style-name="Standard"/>
      <text:p text:style-name="Standard">7.1<text:tab/>a.<text:tab/>a: 959.775 C, b: -0.924882</text:p>
      <text:p text:style-name="Standard"><text:tab/><text:tab/>y = mx + b</text:p>
      <text:p text:style-name="Standard"><text:tab/><text:tab/>y = -0.924882*x + 959.775</text:p>
      <text:p text:style-name="Standard"><text:tab/>b.<text:tab/>The negative slope implies that the relationship between temperature and pressure are<text:tab/><text:tab/><text:tab/>inversely proportional. <text:s/>This means that when the temperature is increasing, pressure is <text:tab/><text:tab/><text:tab/>decreasing, and when the temperature is decreasing then the pressure is increasing.</text:p>
      <text:p text:style-name="Standard"><text:tab/>c.<text:tab/>z-value = -6.31</text:p>
      <text:p text:style-name="Standard"><text:tab/><text:tab/>Reject</text:p>
      <text:p text:style-name="Standard"><text:tab/>d.<text:tab/>R^2 = SSR/SST = 0.689656</text:p>
      <text:p text:style-name="Standard"><text:tab/>e.<text:tab/>Probability = 0.868960</text:p>
      <text:p text:style-name="Standard"><text:tab/>f.<text:tab/>Probability = 0.924920</text:p>
      <text:p text:style-name="Standard"/>
      <text:p text:style-name="Standard">7.2<text:tab/>a.<text:tab/>There are 3 predictor variables.</text:p>
      <text:p text:style-name="Standard"><text:tab/>b.<text:tab/>Sample variance of predictand = SST/(total df) = 2711.60/23 = 117.896</text:p>
      <text:p text:style-name="Standard"><text:tab/>c.<text:tab/>R^2 = SSR/SST = 2641.59/2711.60 = 0.974</text:p>
      <text:p text:style-name="Standard"><text:tab/>d.<text:tab/>Z Value = 2/(Sqrt(Se^2)) = 2/(Sqrt(3.50)) = 1.069</text:p>
      <text:p text:style-name="Standard"><text:tab/><text:tab/>Z-table look-up: 0.14457</text:p>
      <text:p text:style-name="Standard"><text:tab/><text:tab/>Probability for two-tailed test: 1-(2*0.14457) = 0.7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Samantha Strong-Henninger</text:p>
        <text:p text:style-name="Header"><text:tab/><text:span text:style-name="MT1">Homework 5 Book Problem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antha Henninger</meta:initial-creator>
    <meta:creation-date>2011-11-01T15:19:14</meta:creation-date>
    <dc:date>2011-11-01T16:02:38</dc:date>
    <dc:creator>Samantha Henninger</dc:creator>
    <meta:editing-duration>PT00H31M47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1" meta:paragraph-count="25" meta:word-count="172" meta:character-count="1027"/>
  </office:meta>
</office:document-meta>
</file>